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27.45cm" fo:min-width="18.5cm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15cm" fo:min-width="17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3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5cm" fo:min-width="4.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95cm" fo:min-width="17.7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cm" fo:min-width="17.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1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25cm" fo:min-width="10.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3.25cm" fo:min-width="5.4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5cm" fo:min-width="10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5cm" fo:min-width="3.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5cm" fo:min-width="3.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4.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95cm" fo:min-width="4.3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5cm" fo:min-width="16.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3cm" svg:height="5.4cm" svg:x="1.5cm" svg:y="1.7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3cm" svg:x="2cm" svg:y="2cm"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3cm" svg:x="14.15cm" svg:y="2.631cm">
          <text:p text:style-name="P2">&lt;dropdown&gt;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2cm" svg:height="18.2cm" svg:x="1.5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2cm" svg:height="1.9cm" svg:x="1.6cm" svg:y="2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.1cm" svg:x="2.502cm" svg:y="27.169cm">
          <text:p text:style-name="P2">FB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.1cm" svg:x="6.6cm" svg:y="27.069cm">
          <text:p text:style-name="P2">TW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.1cm" svg:x="13.753cm" svg:y="27.136cm">
          <text:p text:style-name="P2">,,,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.1cm" svg:x="17cm" svg:y="27.103cm">
          <text:p text:style-name="P2">,,,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7cm" svg:height="9.5cm" svg:x="2.2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cm" svg:height="13.5cm" svg:x="13.5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.5cm" svg:height="3.7cm" svg:x="2.3cm" svg:y="18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8cm" svg:height="3.1cm" svg:x="3.1cm" svg:y="18.8cm">
          <text:p text:style-name="P2">&lt;img&gt;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7cm" svg:height="2.9cm" svg:x="7.7cm" svg:y="18.9cm">
          <text:p text:style-name="P2">&lt;img&gt;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cm" svg:height="1.4cm" svg:x="14cm" svg:y="9cm">
          <text:p text:style-name="P2">&lt;h1&gt;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8cm" svg:height="10.2cm" svg:x="14.1cm" svg:y="11.2cm">
          <text:p text:style-name="P2">&lt;p&gt;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7.1cm" svg:height="3.1cm" svg:x="2.3cm" svg:y="22.6cm">
          <text:p text:style-name="P2">&lt;li&gt; &lt;a&gt;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2.2cm" svg:y1="8.5cm" svg:x2="12.9cm" svg:y2="17.9cm">
          <text:p/>
        </draw:line>
        <draw:line draw:style-name="gr16" draw:text-style-name="P3" draw:layer="layout" svg:x1="2.2cm" svg:y1="17.9cm" svg:x2="12.9cm" svg:y2="8.5cm">
          <text:p/>
        </draw:line>
        <draw:frame draw:style-name="gr17" draw:text-style-name="P4" draw:layer="layout" svg:width="10.5cm" svg:height="1.673cm" svg:x="1cm" svg:y="0cm">
          <draw:text-box>
            <text:p>Wireframe : Portfolio – Accueil (Tel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1:32:06.368805496</meta:creation-date>
    <dc:date>2018-10-19T16:39:42.448621052</dc:date>
    <meta:editing-duration>PT4H36M50S</meta:editing-duration>
    <meta:editing-cycles>1</meta:editing-cycles>
    <meta:document-statistic meta:object-count="21"/>
    <meta:generator>LibreOffice/6.0.3.2$Linux_X86_64 LibreOffice_project/00m0$Build-2</meta:generator>
  </office:meta>
</office:document-meta>
</file>